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0e7a18040" style:family="table" style:master-page-name="ta-mp-0x7f20e7a18040">
      <style:table-properties table:display="true" style:writing-mode="lr-tb"/>
    </style:style>
    <style:style style:name="ta-0x7f20e7a18230" style:family="table" style:master-page-name="ta-mp-0x7f20e7a18230">
      <style:table-properties table:display="true" style:writing-mode="lr-tb"/>
    </style:style>
    <style:style style:name="ta-0x7f20e7a18420" style:family="table" style:master-page-name="ta-mp-0x7f20e7a18420">
      <style:table-properties table:display="true" style:writing-mode="lr-tb"/>
    </style:style>
    <style:style style:name="ta-0x7f20e7a18610" style:family="table" style:master-page-name="ta-mp-0x7f20e7a18610">
      <style:table-properties table:display="true" style:writing-mode="lr-tb"/>
    </style:style>
    <style:style style:name="ta-0x7f20e7a18800" style:family="table" style:master-page-name="ta-mp-0x7f20e7a18800">
      <style:table-properties table:display="true" style:writing-mode="lr-tb"/>
    </style:style>
    <style:style style:name="ta-0x7f20e7a189f0" style:family="table" style:master-page-name="ta-mp-0x7f20e7a18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0e7a21e4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1f7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209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1c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19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2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27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19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4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28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5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9d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d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0e7a226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b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22c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22e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33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19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2f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34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30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356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38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0e7a231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36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237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23a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3e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19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3b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3f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3c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40f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44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0e7a23d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42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243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245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4a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19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46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24b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247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835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86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0e7a249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84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485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487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48c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19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89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0e7a48d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8a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8ee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92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0e7a48b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0e7a490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0e7a491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18.50pt" style:use-optimal-column-width="false"/>
    </style:style>
    <style:style style:name="ACOL-4" style:family="table-column">
      <style:table-column-properties style:column-width="124.50pt" style:use-optimal-column-width="false"/>
    </style:style>
    <style:style style:name="ACOL-5" style:family="table-column">
      <style:table-column-properties style:column-width="120.75pt" style:use-optimal-column-width="true"/>
    </style:style>
    <style:style style:name="ACOL-6" style:family="table-column">
      <style:table-column-properties style:column-width="94.50pt" style:use-optimal-column-width="true"/>
    </style:style>
    <style:style style:name="ACOL-7" style:family="table-column">
      <style:table-column-properties style:column-width="132.75pt" style:use-optimal-column-width="true"/>
    </style:style>
    <style:style style:name="ACOL-8" style:family="table-column">
      <style:table-column-properties style:column-width="48.75pt" style:use-optimal-column-width="true"/>
    </style:style>
    <style:style style:name="ACOL-9" style:family="table-column">
      <style:table-column-properties style:column-width="81.00pt" style:use-optimal-column-width="true"/>
    </style:style>
    <style:style style:name="ACOL-10" style:family="table-column">
      <style:table-column-properties style:column-width="151.50pt" style:use-optimal-column-width="true"/>
    </style:style>
    <style:style style:name="ACOL-11" style:family="table-column">
      <style:table-column-properties style:column-width="54.00pt" style:use-optimal-column-width="true"/>
    </style:style>
    <style:style style:name="ACOL-12" style:family="table-column">
      <style:table-column-properties style:column-width="64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20e7a18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20e7a21e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20e7a21f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20e7a22098" office:value-type="string">
            <text:p>appRegistr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20e7a221c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1" gnm:cursor-row="5">
          <gnm:selection gnm:start-col="1" gnm:start-row="5" gnm:end-col="1" gnm:end-row="5"/>
        </gnm:selections>
      </table:table>
      <table:table table:name="MQA1_TestData" table:style-name="ta-0x7f20e7a18230" table:print="false">
        <office:forms form:automatic-focus="false" form:apply-design-mode="false">
          <form:form/>
        </office:forms>
        <table:table-column table:default-cell-style-name="ACE-0x7f20e7a19130" table:style-name="ACOL-3"/>
        <table:table-column table:default-cell-style-name="ACE-0x7f20e7a19130" table:style-name="ACOL-4"/>
        <table:table-column table:default-cell-style-name="ACE-0x7f20e7a19130" table:style-name="ACOL-5"/>
        <table:table-column table:default-cell-style-name="ACE-0x7f20e7a19130" table:style-name="ACOL-6"/>
        <table:table-column table:default-cell-style-name="ACE-0x7f20e7a19130" table:style-name="ACOL-7"/>
        <table:table-column table:default-cell-style-name="ACE-0x7f20e7a19130" table:style-name="ACOL-8"/>
        <table:table-column table:default-cell-style-name="ACE-0x7f20e7a19130" table:style-name="ACOL-9"/>
        <table:table-column table:default-cell-style-name="ACE-0x7f20e7a19130" table:style-name="ACOL-5"/>
        <table:table-column table:default-cell-style-name="ACE-0x7f20e7a19130" table:style-name="ACOL-10"/>
        <table:table-column table:default-cell-style-name="ACE-0x7f20e7a19130" table:style-name="ACOL-11"/>
        <table:table-column table:default-cell-style-name="ACE-0x7f20e7a19130" table:style-name="ACOL-12"/>
        <table:table-column table:default-cell-style-name="ACE-0x7f20e7a19130" table:style-name="ACOL-0" table:number-columns-repeated="117"/>
        <table:table-row table:style-name="AROW-2">
          <table:table-cell table:style-name="ACE-0x7f20e7a222e8" office:value-type="string">
            <text:p>Register_firstName</text:p>
          </table:table-cell>
          <table:table-cell table:style-name="ACE-0x7f20e7a22410" office:value-type="string">
            <text:p>Register_lastName</text:p>
          </table:table-cell>
          <table:table-cell table:style-name="ACE-0x7f20e7a22538" office:value-type="string">
            <text:p>Register_Email_Address</text:p>
          </table:table-cell>
          <table:table-cell table:style-name="ACE-0x7f20e7a22538" office:value-type="string">
            <text:p>Register_Password</text:p>
          </table:table-cell>
          <table:table-cell table:style-name="ACE-0x7f20e7a22660" office:value-type="string">
            <text:p>Register_ConfirmPassword</text:p>
          </table:table-cell>
          <table:table-cell table:number-columns-repeated="123" table:style-name="ACE-0x7f20e7a19130"/>
        </table:table-row>
        <table:table-row table:style-name="AROW-2">
          <table:table-cell table:style-name="ACE-0x7f20e7a22788" office:value-type="string">
            <text:p>Auto</text:p>
          </table:table-cell>
          <table:table-cell table:style-name="ACE-0x7f20e7a228b0" office:value-type="string">
            <text:p>Test</text:p>
          </table:table-cell>
          <table:table-cell table:style-name="ACE-0x7f20e7a229d8" office:value-type="string">
            <text:p>@crestechglobal.com</text:p>
          </table:table-cell>
          <table:table-cell table:style-name="ACE-0x7f20e7a228b0" office:value-type="float" office:value="12345">
            <text:p>12345</text:p>
          </table:table-cell>
          <table:table-cell table:style-name="ACE-0x7f20e7a22b00" office:value-type="float" office:value="12345">
            <text:p>12345</text:p>
          </table:table-cell>
          <table:table-cell table:style-name="ACE-0x7f20e7a22c28"/>
          <table:table-cell table:number-columns-repeated="122" table:style-name="ACE-0x7f20e7a19130"/>
        </table:table-row>
        <table:table-row table:style-name="AROW-4">
          <table:table-cell table:number-columns-repeated="3" table:style-name="ACE-0x7f20e7a19130"/>
          <table:table-cell table:style-name="ACE-0x7f20e7a22d50"/>
          <table:table-cell table:number-columns-repeated="124" table:style-name="ACE-0x7f20e7a191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2" gnm:cursor-row="4">
          <gnm:selection gnm:start-col="2" gnm:start-row="4" gnm:end-col="2" gnm:end-row="4"/>
        </gnm:selections>
      </table:table>
      <table:table table:name="MQA2_TestData" table:style-name="ta-0x7f20e7a18420" table:print="false">
        <office:forms form:automatic-focus="false" form:apply-design-mode="false">
          <form:form/>
        </office:forms>
        <table:table-column table:default-cell-style-name="ACE-0x7f20e7a19258" table:style-name="ACOL-3"/>
        <table:table-column table:default-cell-style-name="ACE-0x7f20e7a19258" table:style-name="ACOL-4"/>
        <table:table-column table:default-cell-style-name="ACE-0x7f20e7a19258" table:style-name="ACOL-5"/>
        <table:table-column table:default-cell-style-name="ACE-0x7f20e7a19258" table:style-name="ACOL-6"/>
        <table:table-column table:default-cell-style-name="ACE-0x7f20e7a19258" table:style-name="ACOL-7"/>
        <table:table-column table:default-cell-style-name="ACE-0x7f20e7a19258" table:style-name="ACOL-8"/>
        <table:table-column table:default-cell-style-name="ACE-0x7f20e7a19258" table:style-name="ACOL-9"/>
        <table:table-column table:default-cell-style-name="ACE-0x7f20e7a19258" table:style-name="ACOL-5"/>
        <table:table-column table:default-cell-style-name="ACE-0x7f20e7a19258" table:style-name="ACOL-10"/>
        <table:table-column table:default-cell-style-name="ACE-0x7f20e7a19258" table:style-name="ACOL-11"/>
        <table:table-column table:default-cell-style-name="ACE-0x7f20e7a19258" table:style-name="ACOL-12"/>
        <table:table-column table:default-cell-style-name="ACE-0x7f20e7a19258" table:style-name="ACOL-0" table:number-columns-repeated="117"/>
        <table:table-row table:style-name="AROW-2">
          <table:table-cell table:style-name="ACE-0x7f20e7a22e78" office:value-type="string">
            <text:p>Register_firstName</text:p>
          </table:table-cell>
          <table:table-cell table:style-name="ACE-0x7f20e7a22fa0" office:value-type="string">
            <text:p>Register_lastName</text:p>
          </table:table-cell>
          <table:table-cell table:style-name="ACE-0x7f20e7a230c8" office:value-type="string">
            <text:p>Register_Email_Address</text:p>
          </table:table-cell>
          <table:table-cell table:style-name="ACE-0x7f20e7a230c8" office:value-type="string">
            <text:p>Register_Password</text:p>
          </table:table-cell>
          <table:table-cell table:style-name="ACE-0x7f20e7a231f0" office:value-type="string">
            <text:p>Register_ConfirmPassword</text:p>
          </table:table-cell>
          <table:table-cell table:number-columns-repeated="123" table:style-name="ACE-0x7f20e7a19258"/>
        </table:table-row>
        <table:table-row table:style-name="AROW-2">
          <table:table-cell table:style-name="ACE-0x7f20e7a23318" office:value-type="string">
            <text:p>Auto</text:p>
          </table:table-cell>
          <table:table-cell table:style-name="ACE-0x7f20e7a23440" office:value-type="string">
            <text:p>Test</text:p>
          </table:table-cell>
          <table:table-cell table:style-name="ACE-0x7f20e7a23568" office:value-type="string">
            <text:p>@crestechglobal.com</text:p>
          </table:table-cell>
          <table:table-cell table:style-name="ACE-0x7f20e7a23440" office:value-type="float" office:value="12345">
            <text:p>12345</text:p>
          </table:table-cell>
          <table:table-cell table:style-name="ACE-0x7f20e7a23690" office:value-type="float" office:value="12345">
            <text:p>12345</text:p>
          </table:table-cell>
          <table:table-cell table:style-name="ACE-0x7f20e7a237b8"/>
          <table:table-cell table:number-columns-repeated="122" table:style-name="ACE-0x7f20e7a19258"/>
        </table:table-row>
        <table:table-row table:style-name="AROW-4">
          <table:table-cell table:number-columns-repeated="3" table:style-name="ACE-0x7f20e7a19258"/>
          <table:table-cell table:style-name="ACE-0x7f20e7a238e0"/>
          <table:table-cell table:number-columns-repeated="124" table:style-name="ACE-0x7f20e7a192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20e7a18610" table:print="false">
        <office:forms form:automatic-focus="false" form:apply-design-mode="false">
          <form:form/>
        </office:forms>
        <table:table-column table:default-cell-style-name="ACE-0x7f20e7a19380" table:style-name="ACOL-3"/>
        <table:table-column table:default-cell-style-name="ACE-0x7f20e7a19380" table:style-name="ACOL-4"/>
        <table:table-column table:default-cell-style-name="ACE-0x7f20e7a19380" table:style-name="ACOL-5"/>
        <table:table-column table:default-cell-style-name="ACE-0x7f20e7a19380" table:style-name="ACOL-6"/>
        <table:table-column table:default-cell-style-name="ACE-0x7f20e7a19380" table:style-name="ACOL-7"/>
        <table:table-column table:default-cell-style-name="ACE-0x7f20e7a19380" table:style-name="ACOL-8"/>
        <table:table-column table:default-cell-style-name="ACE-0x7f20e7a19380" table:style-name="ACOL-9"/>
        <table:table-column table:default-cell-style-name="ACE-0x7f20e7a19380" table:style-name="ACOL-5"/>
        <table:table-column table:default-cell-style-name="ACE-0x7f20e7a19380" table:style-name="ACOL-10"/>
        <table:table-column table:default-cell-style-name="ACE-0x7f20e7a19380" table:style-name="ACOL-11"/>
        <table:table-column table:default-cell-style-name="ACE-0x7f20e7a19380" table:style-name="ACOL-12"/>
        <table:table-column table:default-cell-style-name="ACE-0x7f20e7a19380" table:style-name="ACOL-0" table:number-columns-repeated="117"/>
        <table:table-row table:style-name="AROW-2">
          <table:table-cell table:style-name="ACE-0x7f20e7a23a08" office:value-type="string">
            <text:p>Register_firstName</text:p>
          </table:table-cell>
          <table:table-cell table:style-name="ACE-0x7f20e7a23b30" office:value-type="string">
            <text:p>Register_lastName</text:p>
          </table:table-cell>
          <table:table-cell table:style-name="ACE-0x7f20e7a23c58" office:value-type="string">
            <text:p>Register_Email_Address</text:p>
          </table:table-cell>
          <table:table-cell table:style-name="ACE-0x7f20e7a23c58" office:value-type="string">
            <text:p>Register_Password</text:p>
          </table:table-cell>
          <table:table-cell table:style-name="ACE-0x7f20e7a23d80" office:value-type="string">
            <text:p>Register_ConfirmPassword</text:p>
          </table:table-cell>
          <table:table-cell table:number-columns-repeated="123" table:style-name="ACE-0x7f20e7a19380"/>
        </table:table-row>
        <table:table-row table:style-name="AROW-2">
          <table:table-cell table:style-name="ACE-0x7f20e7a23ea8" office:value-type="string">
            <text:p>Auto</text:p>
          </table:table-cell>
          <table:table-cell table:style-name="ACE-0x7f20e7a23fd0" office:value-type="string">
            <text:p>Test</text:p>
          </table:table-cell>
          <table:table-cell table:style-name="ACE-0x7f20e7a240f8" office:value-type="string">
            <text:p>@crestechglobal.com</text:p>
          </table:table-cell>
          <table:table-cell table:style-name="ACE-0x7f20e7a23fd0" office:value-type="float" office:value="12345">
            <text:p>12345</text:p>
          </table:table-cell>
          <table:table-cell table:style-name="ACE-0x7f20e7a24220" office:value-type="float" office:value="12345">
            <text:p>12345</text:p>
          </table:table-cell>
          <table:table-cell table:style-name="ACE-0x7f20e7a24348"/>
          <table:table-cell table:number-columns-repeated="122" table:style-name="ACE-0x7f20e7a19380"/>
        </table:table-row>
        <table:table-row table:style-name="AROW-4">
          <table:table-cell table:number-columns-repeated="3" table:style-name="ACE-0x7f20e7a19380"/>
          <table:table-cell table:style-name="ACE-0x7f20e7a24470"/>
          <table:table-cell table:number-columns-repeated="124" table:style-name="ACE-0x7f20e7a193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20e7a18800" table:print="false">
        <office:forms form:automatic-focus="false" form:apply-design-mode="false">
          <form:form/>
        </office:forms>
        <table:table-column table:default-cell-style-name="ACE-0x7f20e7a194a8" table:style-name="ACOL-3"/>
        <table:table-column table:default-cell-style-name="ACE-0x7f20e7a194a8" table:style-name="ACOL-4"/>
        <table:table-column table:default-cell-style-name="ACE-0x7f20e7a194a8" table:style-name="ACOL-5"/>
        <table:table-column table:default-cell-style-name="ACE-0x7f20e7a194a8" table:style-name="ACOL-6"/>
        <table:table-column table:default-cell-style-name="ACE-0x7f20e7a194a8" table:style-name="ACOL-7"/>
        <table:table-column table:default-cell-style-name="ACE-0x7f20e7a194a8" table:style-name="ACOL-8"/>
        <table:table-column table:default-cell-style-name="ACE-0x7f20e7a194a8" table:style-name="ACOL-9"/>
        <table:table-column table:default-cell-style-name="ACE-0x7f20e7a194a8" table:style-name="ACOL-5"/>
        <table:table-column table:default-cell-style-name="ACE-0x7f20e7a194a8" table:style-name="ACOL-10"/>
        <table:table-column table:default-cell-style-name="ACE-0x7f20e7a194a8" table:style-name="ACOL-11"/>
        <table:table-column table:default-cell-style-name="ACE-0x7f20e7a194a8" table:style-name="ACOL-12"/>
        <table:table-column table:default-cell-style-name="ACE-0x7f20e7a194a8" table:style-name="ACOL-0" table:number-columns-repeated="117"/>
        <table:table-row table:style-name="AROW-2">
          <table:table-cell table:style-name="ACE-0x7f20e7a24598" office:value-type="string">
            <text:p>Register_firstName</text:p>
          </table:table-cell>
          <table:table-cell table:style-name="ACE-0x7f20e7a246c0" office:value-type="string">
            <text:p>Register_lastName</text:p>
          </table:table-cell>
          <table:table-cell table:style-name="ACE-0x7f20e7a247e8" office:value-type="string">
            <text:p>Register_Email_Address</text:p>
          </table:table-cell>
          <table:table-cell table:style-name="ACE-0x7f20e7a247e8" office:value-type="string">
            <text:p>Register_Password</text:p>
          </table:table-cell>
          <table:table-cell table:style-name="ACE-0x7f20e7a24910" office:value-type="string">
            <text:p>Register_ConfirmPassword</text:p>
          </table:table-cell>
          <table:table-cell table:number-columns-repeated="123" table:style-name="ACE-0x7f20e7a194a8"/>
        </table:table-row>
        <table:table-row table:style-name="AROW-2">
          <table:table-cell table:style-name="ACE-0x7f20e7a24a38" office:value-type="string">
            <text:p>Auto</text:p>
          </table:table-cell>
          <table:table-cell table:style-name="ACE-0x7f20e7a24b60" office:value-type="string">
            <text:p>Test</text:p>
          </table:table-cell>
          <table:table-cell table:style-name="ACE-0x7f20e7a48358" office:value-type="string">
            <text:p>@crestechglobal.com</text:p>
          </table:table-cell>
          <table:table-cell table:style-name="ACE-0x7f20e7a24b60" office:value-type="float" office:value="12345">
            <text:p>12345</text:p>
          </table:table-cell>
          <table:table-cell table:style-name="ACE-0x7f20e7a48480" office:value-type="float" office:value="12345">
            <text:p>12345</text:p>
          </table:table-cell>
          <table:table-cell table:style-name="ACE-0x7f20e7a485a8"/>
          <table:table-cell table:number-columns-repeated="122" table:style-name="ACE-0x7f20e7a194a8"/>
        </table:table-row>
        <table:table-row table:style-name="AROW-4">
          <table:table-cell table:number-columns-repeated="3" table:style-name="ACE-0x7f20e7a194a8"/>
          <table:table-cell table:style-name="ACE-0x7f20e7a486d0"/>
          <table:table-cell table:number-columns-repeated="124" table:style-name="ACE-0x7f20e7a194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20e7a189f0" table:print="false">
        <office:forms form:automatic-focus="false" form:apply-design-mode="false">
          <form:form/>
        </office:forms>
        <table:table-column table:default-cell-style-name="ACE-0x7f20e7a195d0" table:style-name="ACOL-3"/>
        <table:table-column table:default-cell-style-name="ACE-0x7f20e7a195d0" table:style-name="ACOL-4"/>
        <table:table-column table:default-cell-style-name="ACE-0x7f20e7a195d0" table:style-name="ACOL-5"/>
        <table:table-column table:default-cell-style-name="ACE-0x7f20e7a195d0" table:style-name="ACOL-6"/>
        <table:table-column table:default-cell-style-name="ACE-0x7f20e7a195d0" table:style-name="ACOL-7"/>
        <table:table-column table:default-cell-style-name="ACE-0x7f20e7a195d0" table:style-name="ACOL-8"/>
        <table:table-column table:default-cell-style-name="ACE-0x7f20e7a195d0" table:style-name="ACOL-9"/>
        <table:table-column table:default-cell-style-name="ACE-0x7f20e7a195d0" table:style-name="ACOL-5"/>
        <table:table-column table:default-cell-style-name="ACE-0x7f20e7a195d0" table:style-name="ACOL-10"/>
        <table:table-column table:default-cell-style-name="ACE-0x7f20e7a195d0" table:style-name="ACOL-11"/>
        <table:table-column table:default-cell-style-name="ACE-0x7f20e7a195d0" table:style-name="ACOL-12"/>
        <table:table-column table:default-cell-style-name="ACE-0x7f20e7a195d0" table:style-name="ACOL-0" table:number-columns-repeated="117"/>
        <table:table-row table:style-name="AROW-2">
          <table:table-cell table:style-name="ACE-0x7f20e7a487f8" office:value-type="string">
            <text:p>Register_firstName</text:p>
          </table:table-cell>
          <table:table-cell table:style-name="ACE-0x7f20e7a48920" office:value-type="string">
            <text:p>Register_lastName</text:p>
          </table:table-cell>
          <table:table-cell table:style-name="ACE-0x7f20e7a48a48" office:value-type="string">
            <text:p>Register_Email_Address</text:p>
          </table:table-cell>
          <table:table-cell table:style-name="ACE-0x7f20e7a48a48" office:value-type="string">
            <text:p>Register_Password</text:p>
          </table:table-cell>
          <table:table-cell table:style-name="ACE-0x7f20e7a48b70" office:value-type="string">
            <text:p>Register_ConfirmPassword</text:p>
          </table:table-cell>
          <table:table-cell table:number-columns-repeated="123" table:style-name="ACE-0x7f20e7a195d0"/>
        </table:table-row>
        <table:table-row table:style-name="AROW-2">
          <table:table-cell table:style-name="ACE-0x7f20e7a48c98" office:value-type="string">
            <text:p>Auto</text:p>
          </table:table-cell>
          <table:table-cell table:style-name="ACE-0x7f20e7a48dc0" office:value-type="string">
            <text:p>Test</text:p>
          </table:table-cell>
          <table:table-cell table:style-name="ACE-0x7f20e7a48ee8" office:value-type="string">
            <text:p>@crestechglobal.com</text:p>
          </table:table-cell>
          <table:table-cell table:style-name="ACE-0x7f20e7a48dc0" office:value-type="float" office:value="12345">
            <text:p>12345</text:p>
          </table:table-cell>
          <table:table-cell table:style-name="ACE-0x7f20e7a49010" office:value-type="float" office:value="12345">
            <text:p>12345</text:p>
          </table:table-cell>
          <table:table-cell table:style-name="ACE-0x7f20e7a49138"/>
          <table:table-cell table:number-columns-repeated="122" table:style-name="ACE-0x7f20e7a195d0"/>
        </table:table-row>
        <table:table-row table:style-name="AROW-4">
          <table:table-cell table:number-columns-repeated="3" table:style-name="ACE-0x7f20e7a195d0"/>
          <table:table-cell table:style-name="ACE-0x7f20e7a49260"/>
          <table:table-cell table:number-columns-repeated="124" table:style-name="ACE-0x7f20e7a195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0e79c27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0e788da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0e7a3b1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0e7a28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0e79d41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0e7a32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0e7a18040" style:display-name="TestCase" style:page-layout-name="pl-0x7f20e79c2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0e7a18230" style:display-name="MQA1_TestData" style:page-layout-name="pl-0x7f20e788da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0e7a18420" style:display-name="MQA2_TestData" style:page-layout-name="pl-0x7f20e7a3b1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0e7a18610" style:display-name="MQA3_TestData" style:page-layout-name="pl-0x7f20e7a28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0e7a18800" style:display-name="MQA4_TestData" style:page-layout-name="pl-0x7f20e79d41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0e7a189f0" style:display-name="MQA5_TestData" style:page-layout-name="pl-0x7f20e7a32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27:06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